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7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0.91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4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ff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fe7f5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88cm solid #000000" fo:background-color="#ffccff" style:text-align-source="fix" style:repeat-content="false" fo:border-left="0.002cm solid #000000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5000b" style:text-align-source="fix" style:repeat-content="false" fo:border="0.002cm solid #000000"/>
      <style:paragraph-properties fo:text-align="center"/>
      <style:text-properties fo:color="#ffffff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66cc" style:text-align-source="fix" style:repeat-content="false" fo:border="0.002cm solid #000000"/>
      <style:paragraph-properties fo:text-align="center"/>
      <style:text-properties fo:color="#ffffff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cc99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ff66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9ff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66ff99"/>
    </style:style>
    <style:style style:name="ce20" style:family="table-cell" style:parent-style-name="Default">
      <style:table-cell-properties fo:background-color="#99cc99"/>
    </style:style>
    <style:style style:name="ce21" style:family="table-cell" style:parent-style-name="Default">
      <style:table-cell-properties fo:background-color="#0066cc"/>
      <style:text-properties fo:color="#ffff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c5000b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able-cell-properties fo:background-color="#ff99cc"/>
    </style:style>
    <style:style style:name="ce26" style:family="table-cell" style:parent-style-name="Default">
      <style:table-cell-properties fo:background-color="#ffff00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>
            <text:p>Data contabile</text:p>
          </table:table-cell>
          <table:table-cell table:style-name="ce4" office:value-type="string">
            <text:p>Beneficiario</text:p>
          </table:table-cell>
          <table:table-cell table:style-name="ce4" office:value-type="string">
            <text:p>Descrizione</text:p>
          </table:table-cell>
          <table:table-cell table:style-name="ce4" office:value-type="string">
            <text:p>Importo</text:p>
          </table:table-cell>
          <table:table-cell table:style-name="ce4" office:value-type="string">
            <text:p>Periodicità</text:p>
          </table:table-cell>
          <table:table-cell table:style-name="ce16" office:value-type="string">
            <text:p>Sta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9/06/2017</text:p>
          </table:table-cell>
          <table:table-cell table:style-name="ce5" office:value-type="string">
            <text:p>LATTARULO SILVIA</text:p>
          </table:table-cell>
          <table:table-cell table:style-name="ce5" office:value-type="string">
            <text:p>I RATA TRATTAMENTO ORTODONTICO LUCA GRAZIANO</text:p>
          </table:table-cell>
          <table:table-cell table:style-name="ce5" office:value-type="string">
            <text:p>60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3/06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71/IE SERV MEN GIUGNO AS 16-17 LUDOVI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8/05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71 IE SER MENSA MAGGIO AS 2016-17 LUDOVI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6/11/2017</text:p>
          </table:table-cell>
          <table:table-cell table:style-name="ce5" office:value-type="string">
            <text:p>Condominio Via Namusa 108</text:p>
          </table:table-cell>
          <table:table-cell table:style-name="ce7" office:value-type="string">
            <text:p>D12 VI RATA 2017 NOV-DIC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/09/2017</text:p>
          </table:table-cell>
          <table:table-cell table:style-name="ce5" office:value-type="string">
            <text:p>Condominio Via Namusa 108</text:p>
          </table:table-cell>
          <table:table-cell table:style-name="ce7" office:value-type="string">
            <text:p>D12 V RATA 2017 SET/OTT GRAZIANO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7/07/2017</text:p>
          </table:table-cell>
          <table:table-cell table:style-name="ce5" office:value-type="string">
            <text:p>Condominio Via Namusa 108</text:p>
          </table:table-cell>
          <table:table-cell table:style-name="ce8" office:value-type="string">
            <text:p>D12 II RATA CONSUMI IDRICI 2017</text:p>
          </table:table-cell>
          <table:table-cell table:style-name="ce5" office:value-type="float" office:value="170">
            <text:p>170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3" office:value-type="string">
            <text:p>17/07/2017</text:p>
          </table:table-cell>
          <table:table-cell table:style-name="ce6" office:value-type="string">
            <text:p>Condominio Via Namusa 108</text:p>
          </table:table-cell>
          <table:table-cell table:style-name="ce9" office:value-type="string">
            <text:p>D12 IV RATA 2017 LUG-AGO</text:p>
          </table:table-cell>
          <table:table-cell table:style-name="ce6" office:value-type="float" office:value="52">
            <text:p>52</text:p>
          </table:table-cell>
          <table:table-cell table:style-name="ce6"/>
          <table:table-cell table:style-name="ce18" office:value-type="string">
            <text:p>Eseguito</text:p>
          </table:table-cell>
          <table:table-cell table:number-columns-repeated="2"/>
          <table:table-cell office:value-type="string">
            <text:p>versato</text:p>
          </table:table-cell>
          <table:table-cell/>
          <table:table-cell office:value-type="string">
            <text:p>richiesto</text:p>
          </table:table-cell>
        </table:table-row>
        <table:table-row table:style-name="ro1">
          <table:table-cell table:style-name="ce2" office:value-type="string">
            <text:p>08/05/2017</text:p>
          </table:table-cell>
          <table:table-cell table:style-name="ce5" office:value-type="string">
            <text:p>Condominio Via Namusa 108</text:p>
          </table:table-cell>
          <table:table-cell table:style-name="ce7" office:value-type="string">
            <text:p>INT D12 III RATA 2017 MAG-GIU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8/05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B IIC SERV MENSA MAGGIO AS 2017-17 LU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8/04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B IIC SERV MENSA MARZO AS 16-17 LU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8/04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71-IE SERV. MESNA MARZO AS 16-17 LUDOVI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8/04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71-IESER. MENSA APRILE AS 16-17 LUDOVI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8/04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B SER MENSA APRILE AS 16-17 LU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7/04/2017</text:p>
          </table:table-cell>
          <table:table-cell table:style-name="ce5" office:value-type="string">
            <text:p>RAFFAELLO ANTONINI</text:p>
          </table:table-cell>
          <table:table-cell table:style-name="ce5" office:value-type="string">
            <text:p>SALDO ACQUISTO FOCUS EC866TL</text:p>
          </table:table-cell>
          <table:table-cell table:style-name="ce5" office:value-type="string">
            <text:p>5.20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3/03/2017</text:p>
          </table:table-cell>
          <table:table-cell table:style-name="ce5" office:value-type="string">
            <text:p>Condominio Via Namusa 108</text:p>
          </table:table-cell>
          <table:table-cell table:style-name="ce10" office:value-type="string">
            <text:p>D12 V RATA RISC. 2016-17</text:p>
          </table:table-cell>
          <table:table-cell table:style-name="ce5" office:value-type="float" office:value="112">
            <text:p>112</text:p>
          </table:table-cell>
          <table:table-cell table:style-name="ce5"/>
          <table:table-cell table:style-name="ce17" office:value-type="string">
            <text:p>Eseguito</text:p>
          </table:table-cell>
          <table:table-cell/>
          <table:table-cell table:style-name="ce19" office:value-type="string">
            <text:p>Ordinario 2015</text:p>
          </table:table-cell>
          <table:table-cell table:formula="of:=[.D99]+[.D91]+[.D83]+[.D80]+[.D75]" office:value-type="float" office:value="260">
            <text:p>260</text:p>
          </table:table-cell>
          <table:table-cell/>
          <table:table-cell office:value-type="float" office:value="84.3">
            <text:p>84,3</text:p>
          </table:table-cell>
        </table:table-row>
        <table:table-row table:style-name="ro1">
          <table:table-cell table:style-name="ce2" office:value-type="string">
            <text:p>03/03/2017</text:p>
          </table:table-cell>
          <table:table-cell table:style-name="ce5" office:value-type="string">
            <text:p>Condominio Via Namusa 108</text:p>
          </table:table-cell>
          <table:table-cell table:style-name="ce10" office:value-type="string">
            <text:p>D12 IV RATA RISC. 2016-17</text:p>
          </table:table-cell>
          <table:table-cell table:style-name="ce5" office:value-type="float" office:value="112">
            <text:p>112</text:p>
          </table:table-cell>
          <table:table-cell table:style-name="ce5"/>
          <table:table-cell table:style-name="ce17" office:value-type="string">
            <text:p>Eseguito</text:p>
          </table:table-cell>
          <table:table-cell/>
          <table:table-cell table:style-name="ce20" office:value-type="string">
            <text:p>Acqua 2016</text:p>
          </table:table-cell>
          <table:table-cell table:formula="of:=[.D66]+[.D44]"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>
            <text:p>03/03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B IIC SERV MENSA FEBB A.S 16-17 LU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3/03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71 IE SERV MENSA FEBB A.S 16-17 LUDOVI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3/03/2017</text:p>
          </table:table-cell>
          <table:table-cell table:style-name="ce5" office:value-type="string">
            <text:p>Condominio Via Namusa 108</text:p>
          </table:table-cell>
          <table:table-cell table:style-name="ce7" office:value-type="string">
            <text:p>INT D12 II RATA 2017 MAR-APR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/>
          <table:table-cell table:style-name="ce21" office:value-type="string">
            <text:p>Ordinario 2016</text:p>
          </table:table-cell>
          <table:table-cell table:formula="of:=[.D67]+[.D57]+[.D49]+[.D43]+[.D40]+[.D35]" office:value-type="float" office:value="312">
            <text:p>312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>
            <text:p>30/01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B. 71 IE SERV MENSA GEN AS 2016-17 LUDOVI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30/01/2017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B II C SERV. MENSA GENN 2016-17 LU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9/01/2017</text:p>
          </table:table-cell>
          <table:table-cell table:style-name="ce5" office:value-type="string">
            <text:p>Condominio Via Namusa 108</text:p>
          </table:table-cell>
          <table:table-cell table:style-name="ce7" office:value-type="string">
            <text:p>D12 I RATA CONDOMINIO 2017 GEN-FEB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/>
          <table:table-cell table:style-name="ce22" office:value-type="string">
            <text:p>Acqua 2015</text:p>
          </table:table-cell>
          <table:table-cell table:formula="of:=[.D92]+[.D82]" office:value-type="float" office:value="248.5">
            <text:p>248,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09/01/2017</text:p>
          </table:table-cell>
          <table:table-cell table:style-name="ce5" office:value-type="string">
            <text:p>Condominio Via Namusa 108</text:p>
          </table:table-cell>
          <table:table-cell table:style-name="ce8" office:value-type="string">
            <text:p>D12 I RATA CONSUMI IDRICI 2017 GEN-GIU</text:p>
          </table:table-cell>
          <table:table-cell table:style-name="ce5" office:value-type="float" office:value="170">
            <text:p>170</text:p>
          </table:table-cell>
          <table:table-cell table:style-name="ce5"/>
          <table:table-cell table:style-name="ce17" office:value-type="string">
            <text:p>Eseguito</text:p>
          </table:table-cell>
          <table:table-cell/>
          <table:table-cell table:style-name="ce23" office:value-type="string">
            <text:p>Riscaldamento 2016/2017</text:p>
          </table:table-cell>
          <table:table-cell table:formula="of:=SUM([.D34];[.D27];[.D25];[.D17];[.D16])" office:value-type="float" office:value="560">
            <text:p>56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09/01/2017</text:p>
          </table:table-cell>
          <table:table-cell table:style-name="ce5" office:value-type="string">
            <text:p>Condominio Via Namusa 108</text:p>
          </table:table-cell>
          <table:table-cell table:style-name="ce10" office:value-type="string">
            <text:p>D12 III RATA RISCALDAMENTO 2016-17</text:p>
          </table:table-cell>
          <table:table-cell table:style-name="ce5" office:value-type="float" office:value="112">
            <text:p>112</text:p>
          </table:table-cell>
          <table:table-cell table:style-name="ce5"/>
          <table:table-cell table:style-name="ce17" office:value-type="string">
            <text:p>Eseguito</text:p>
          </table:table-cell>
          <table:table-cell/>
          <table:table-cell table:style-name="ce24" office:value-type="string">
            <text:p>Acqua 2017</text:p>
          </table:table-cell>
          <table:table-cell table:formula="of:=[.D24]+[.D7]" office:value-type="float" office:value="340">
            <text:p>34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>
            <text:p>04/01/2017</text:p>
          </table:table-cell>
          <table:table-cell table:style-name="ce5" office:value-type="string">
            <text:p>Ing Bank N.V.</text:p>
          </table:table-cell>
          <table:table-cell table:style-name="ce5" office:value-type="string">
            <text:p>rimborso parziale mutuo 70100456345</text:p>
          </table:table-cell>
          <table:table-cell table:style-name="ce5" office:value-type="string">
            <text:p>2.00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0/12/2016</text:p>
          </table:table-cell>
          <table:table-cell table:style-name="ce5" office:value-type="string">
            <text:p>Condominio Via Namusa 108</text:p>
          </table:table-cell>
          <table:table-cell table:style-name="ce10" office:value-type="string">
            <text:p>D12 II RATA RISC. 2016-17</text:p>
          </table:table-cell>
          <table:table-cell table:style-name="ce5" office:value-type="float" office:value="112">
            <text:p>112</text:p>
          </table:table-cell>
          <table:table-cell table:style-name="ce5"/>
          <table:table-cell table:style-name="ce17" office:value-type="string">
            <text:p>Eseguito</text:p>
          </table:table-cell>
          <table:table-cell/>
          <table:table-cell table:style-name="ce25" office:value-type="string">
            <text:p>Ordinario 2017</text:p>
          </table:table-cell>
          <table:table-cell table:formula="of:=[.D23]+[.D20]+[.D9]+[.D8]+[.D6]+[.D5]" office:value-type="float" office:value="312">
            <text:p>312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>
            <text:p>20/12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B. IIC SERV. MENSA DIC. A.S 16-17 LU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20/12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 71-E SERV. MENSA DIC. A.S. 16-17 LUDOVI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7/12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71 IE SERV. MENSA NOV A.S 16-17 LUDOVI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7/12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B II C SERV.MENSA NOV A.S 16-17 LU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21/11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 71-IE SERV. MENSA OTTOBRE 2016-17 LUDOVI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21/11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B IIC SERV MENSA OTTOBRE 2016-17 LUCA GRAZIANO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1/11/2016</text:p>
          </table:table-cell>
          <table:table-cell table:style-name="ce5" office:value-type="string">
            <text:p>Condominio Via Namusa 108</text:p>
          </table:table-cell>
          <table:table-cell table:style-name="ce10" office:value-type="string">
            <text:p>D12 RATA RISC.2016-17</text:p>
          </table:table-cell>
          <table:table-cell table:style-name="ce5" office:value-type="float" office:value="112">
            <text:p>112</text:p>
          </table:table-cell>
          <table:table-cell table:style-name="ce5"/>
          <table:table-cell table:style-name="ce17" office:value-type="string">
            <text:p>Eseguito</text:p>
          </table:table-cell>
          <table:table-cell/>
          <table:table-cell table:style-name="ce26" office:value-type="string">
            <text:p>Riscaldamento 2015/2016</text:p>
          </table:table-cell>
          <table:table-cell table:formula="of:=[.D60]+[.D59]+[.D55]+[.D39]" office:value-type="float" office:value="620">
            <text:p>6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08/11/2016</text:p>
          </table:table-cell>
          <table:table-cell table:style-name="ce5" office:value-type="string">
            <text:p>Condominio Via Namusa 108</text:p>
          </table:table-cell>
          <table:table-cell table:style-name="ce11" office:value-type="string">
            <text:p>Int. D12 VI RATA 2016 NOV-DIC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8/11/2016</text:p>
          </table:table-cell>
          <table:table-cell table:style-name="ce5" office:value-type="string">
            <text:p>Condominio Via Namusa 108</text:p>
          </table:table-cell>
          <table:table-cell table:style-name="ce5" office:value-type="string">
            <text:p>CONG.ACQUA E RISC.</text:p>
          </table:table-cell>
          <table:table-cell table:style-name="ce5" office:value-type="float" office:value="180.76">
            <text:p>180,76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2/11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AT 71 -IE SERV MENSA SETT A.S. 2016-17 GRAZIANO LUDOVICA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2/11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B - II C SERV MENSA SETT A.S. 2016-17 GRAZIANO LUCA</text:p>
          </table:table-cell>
          <table:table-cell table:style-name="ce5" office:value-type="string">
            <text:p>60,02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30/09/2016</text:p>
          </table:table-cell>
          <table:table-cell table:style-name="ce5" office:value-type="string">
            <text:p>Condominio Via Namusa 108</text:p>
          </table:table-cell>
          <table:table-cell table:style-name="ce12" office:value-type="string">
            <text:p>D12 V RATA RISCALDAMENTO 2015-16</text:p>
          </table:table-cell>
          <table:table-cell table:style-name="ce5" office:value-type="float" office:value="124">
            <text:p>124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3/09/2016</text:p>
          </table:table-cell>
          <table:table-cell table:style-name="ce5" office:value-type="string">
            <text:p>Condominio Via Namusa 108</text:p>
          </table:table-cell>
          <table:table-cell table:style-name="ce11" office:value-type="string">
            <text:p>D12 V RATA 2016 SETT/OTT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8/08/2016</text:p>
          </table:table-cell>
          <table:table-cell table:style-name="ce5" office:value-type="string">
            <text:p>TRAVEL EXPERIENCE SRL</text:p>
          </table:table-cell>
          <table:table-cell table:style-name="ce5" office:value-type="string">
            <text:p>LISTA NOZZE MEZZALUNA / DI MARZIO</text:p>
          </table:table-cell>
          <table:table-cell table:style-name="ce5" office:value-type="string">
            <text:p>30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25/07/2016</text:p>
          </table:table-cell>
          <table:table-cell table:style-name="ce5" office:value-type="string">
            <text:p>Terme Snovik</text:p>
          </table:table-cell>
          <table:table-cell table:style-name="ce5" office:value-type="string">
            <text:p>SI 00 6699</text:p>
          </table:table-cell>
          <table:table-cell table:style-name="ce5" office:value-type="string">
            <text:p>6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8/07/2016</text:p>
          </table:table-cell>
          <table:table-cell table:style-name="ce5" office:value-type="string">
            <text:p>Condominio Via Namusa 108</text:p>
          </table:table-cell>
          <table:table-cell table:style-name="ce11" office:value-type="string">
            <text:p>D12 IV RATA 2016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8/07/2016</text:p>
          </table:table-cell>
          <table:table-cell table:style-name="ce5" office:value-type="string">
            <text:p>Condominio Via Namusa 108</text:p>
          </table:table-cell>
          <table:table-cell table:style-name="ce13" office:value-type="string">
            <text:p>D12 II RATA DEI CONSUMI IDRICI 2016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3/06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AT 71-IE MENSA GIUGNO 2015-16 LUDOVICA GRAZIANO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30/05/2016</text:p>
          </table:table-cell>
          <table:table-cell table:style-name="ce5" office:value-type="string">
            <text:p>Accademia Romana d'Armi</text:p>
          </table:table-cell>
          <table:table-cell table:style-name="ce5" office:value-type="string">
            <text:p>SCHERMA GIUGNO 2016 LUCA GRAZIANO</text:p>
          </table:table-cell>
          <table:table-cell table:style-name="ce5" office:value-type="string">
            <text:p>35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23/05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AT 71-IE MENSA MAGGIO 2015-16 LUDOVICA GRAZIANO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23/05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B-IC SERV MENSA MAGGIO 2015-16 LUCA GRAZIANO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5/05/2016</text:p>
          </table:table-cell>
          <table:table-cell table:style-name="ce5" office:value-type="string">
            <text:p>Condominio Via Namusa 108</text:p>
          </table:table-cell>
          <table:table-cell table:style-name="ce11" office:value-type="string">
            <text:p>INT D12 III RATA 2016 MAG-GIU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8/04/2016</text:p>
          </table:table-cell>
          <table:table-cell table:style-name="ce5" office:value-type="string">
            <text:p>IC VIA G. MESSINA</text:p>
          </table:table-cell>
          <table:table-cell table:style-name="ce5" office:value-type="string">
            <text:p>MAT 71 IE SERV MENSA APR 2015-16 LUDOVICA GRAZIANO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8/04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B. IC SERV.MENSA APRILE 2015-16 LUCA GRAZIANO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9/03/2016</text:p>
          </table:table-cell>
          <table:table-cell table:style-name="ce5" office:value-type="string">
            <text:p>Condominio Via Namusa 108</text:p>
          </table:table-cell>
          <table:table-cell table:style-name="ce5" office:value-type="string">
            <text:p>CONGUAGLIO 2016 GESTIONE PICCIONI 2013-14</text:p>
          </table:table-cell>
          <table:table-cell table:style-name="ce5" office:value-type="float" office:value="414.8">
            <text:p>414,8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8/03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AT.71 IE SERV MENSA MARZO 15-16 LUDOVICA GRAZIANO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8/03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.B IC MENSA MARZO 15-16 LUCA GRAZIANO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5/04/2016</text:p>
          </table:table-cell>
          <table:table-cell table:style-name="ce5" office:value-type="string">
            <text:p>Condominio Via Namusa 108</text:p>
          </table:table-cell>
          <table:table-cell table:style-name="ce12" office:value-type="string">
            <text:p>III-IV-V RATA RISCALDAMENTO 2015-16 D12</text:p>
          </table:table-cell>
          <table:table-cell table:style-name="ce5" office:value-type="float" office:value="124">
            <text:p>124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7/03/2016</text:p>
          </table:table-cell>
          <table:table-cell table:style-name="ce5" office:value-type="string">
            <text:p>Condominio Via Namusa 108</text:p>
          </table:table-cell>
          <table:table-cell table:style-name="ce5" office:value-type="string">
            <text:p>D12 SPESE DECRETO ASSICURAZIONE CONDOMINIO</text:p>
          </table:table-cell>
          <table:table-cell table:style-name="ce5" office:value-type="float" office:value="36">
            <text:p>36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7/03/2016</text:p>
          </table:table-cell>
          <table:table-cell table:style-name="ce5" office:value-type="string">
            <text:p>Condominio Via Namusa 108</text:p>
          </table:table-cell>
          <table:table-cell table:style-name="ce11" office:value-type="string">
            <text:p>D12 II RATA 2016 MAR-APR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7/03/2016</text:p>
          </table:table-cell>
          <table:table-cell table:style-name="ce5" office:value-type="string">
            <text:p>Accademia Romana d'Armi</text:p>
          </table:table-cell>
          <table:table-cell table:style-name="ce5" office:value-type="string">
            <text:p>LUCA GRAZIANO MAR-APR-MAG 2016</text:p>
          </table:table-cell>
          <table:table-cell table:style-name="ce5" office:value-type="string">
            <text:p>165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5/03/2016</text:p>
          </table:table-cell>
          <table:table-cell table:style-name="ce5" office:value-type="string">
            <text:p>Condominio Via Namusa 108</text:p>
          </table:table-cell>
          <table:table-cell table:style-name="ce12" office:value-type="string">
            <text:p>III-IV-V RATA RISCALDAMENTO 2015-16 D12</text:p>
          </table:table-cell>
          <table:table-cell table:style-name="ce5" office:value-type="float" office:value="124">
            <text:p>124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5/02/2016</text:p>
          </table:table-cell>
          <table:table-cell table:style-name="ce5" office:value-type="string">
            <text:p>Condominio Via Namusa 108</text:p>
          </table:table-cell>
          <table:table-cell table:style-name="ce12" office:value-type="string">
            <text:p>D12 I-II RATA RISCALDAMENTO 2015-16</text:p>
          </table:table-cell>
          <table:table-cell table:style-name="ce5" office:value-type="float" office:value="248">
            <text:p>248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4/02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ENSA TP ID ATTIVITA 12 PERIODO 2-16 LUCA GRAZIANO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4/02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AT 71-IE S. MENSA FEBB AS 15-16 LUDOVICA GRAZIANO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3/02/2016</text:p>
          </table:table-cell>
          <table:table-cell table:style-name="ce5" office:value-type="string">
            <text:p>Danilo Graziano</text:p>
          </table:table-cell>
          <table:table-cell table:style-name="ce5" office:value-type="string">
            <text:p>telepass - orologio - rosario</text:p>
          </table:table-cell>
          <table:table-cell table:style-name="ce5" office:value-type="string">
            <text:p>242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1/02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AT.IE S.MENSA GENN. A.S. 15-16 GRAZIANO LUDOVICA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1/02/2016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SERV.MENSA GENN. A.S. 15-16 GRAZIANO LUCA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/01/2016</text:p>
          </table:table-cell>
          <table:table-cell table:style-name="ce5" office:value-type="string">
            <text:p>Condominio Via Namusa 108</text:p>
          </table:table-cell>
          <table:table-cell table:style-name="ce13" office:value-type="string">
            <text:p>I RATA ACQUA 2016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/01/2016</text:p>
          </table:table-cell>
          <table:table-cell table:style-name="ce5" office:value-type="string">
            <text:p>Condominio Via Namusa 108</text:p>
          </table:table-cell>
          <table:table-cell table:style-name="ce11" office:value-type="string">
            <text:p>258001 SCALA D INT D12 I RATA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30/12/2015</text:p>
          </table:table-cell>
          <table:table-cell table:style-name="ce5" office:value-type="string">
            <text:p>Ing Bank N.V.</text:p>
          </table:table-cell>
          <table:table-cell table:style-name="ce5" office:value-type="string">
            <text:p>rimborso parziale mutuo 70100456345</text:p>
          </table:table-cell>
          <table:table-cell table:style-name="ce5" office:value-type="string">
            <text:p>4.00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4/12/2015</text:p>
          </table:table-cell>
          <table:table-cell table:style-name="ce5" office:value-type="string">
            <text:p>Francesca Galle'</text:p>
          </table:table-cell>
          <table:table-cell table:style-name="ce5" office:value-type="string">
            <text:p>rimborso spesa</text:p>
          </table:table-cell>
          <table:table-cell table:style-name="ce5" office:value-type="string">
            <text:p>83,67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4/12/2015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ENSA ATT 12 12-2015 ID 3769 GRAZIANO LUCA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4/12/2015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ENSA ATT 12 12-2015 ID 3740 GRAZIANO LUDOVICA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20/11/2015</text:p>
          </table:table-cell>
          <table:table-cell table:style-name="ce5" office:value-type="string">
            <text:p>LANGUAGE ACADEMY S.C.A.R.L</text:p>
          </table:table-cell>
          <table:table-cell table:style-name="ce5" office:value-type="string">
            <text:p>Corso LA, IC Via Messina, Ludovica Graziano</text:p>
          </table:table-cell>
          <table:table-cell table:style-name="ce5" office:value-type="string">
            <text:p>159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20/11/2015</text:p>
          </table:table-cell>
          <table:table-cell table:style-name="ce5" office:value-type="string">
            <text:p>LANGUAGE ACADEMY S.C.A.R.L</text:p>
          </table:table-cell>
          <table:table-cell table:style-name="ce5" office:value-type="string">
            <text:p>Corso LA, IC Via Messina, Luca Graziano</text:p>
          </table:table-cell>
          <table:table-cell table:style-name="ce5" office:value-type="string">
            <text:p>195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0/11/2015</text:p>
          </table:table-cell>
          <table:table-cell table:style-name="ce5" office:value-type="string">
            <text:p>ACCADEMIA ROMANA D'ARMI ASD</text:p>
          </table:table-cell>
          <table:table-cell table:style-name="ce5" office:value-type="string">
            <text:p>Luca Graziano Iscrizione</text:p>
          </table:table-cell>
          <table:table-cell table:style-name="ce5" office:value-type="string">
            <text:p>6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9/11/2015</text:p>
          </table:table-cell>
          <table:table-cell table:style-name="ce5" office:value-type="string">
            <text:p>Condominio Via Namusa 108</text:p>
          </table:table-cell>
          <table:table-cell table:style-name="ce14" office:value-type="string">
            <text:p>D12 VI RATA 2015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9/11/2015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ENSA ATT 12 11-2015 ID 3740 GRAZIANO LUDOVICA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9/11/2015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ENSA ATT 12 11-2015 ID 3769 GRAZIANO LUCA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22/10/2015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ENSA ATT 12 10-2015 ID 3769 GRAZIANO LUCA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22/10/2015</text:p>
          </table:table-cell>
          <table:table-cell table:style-name="ce5" office:value-type="string">
            <text:p>ISTITUTO COMPRENSIVO VIA G.MESSINA</text:p>
          </table:table-cell>
          <table:table-cell table:style-name="ce5" office:value-type="string">
            <text:p>MENSA ATT. 12 10-2015 ID 3740 GRAZIANO LUDOVICA</text:p>
          </table:table-cell>
          <table:table-cell table:style-name="ce5" office:value-type="string">
            <text:p>53,13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6/09/2015</text:p>
          </table:table-cell>
          <table:table-cell table:style-name="ce5" office:value-type="string">
            <text:p>Condominio Via Namusa 108</text:p>
          </table:table-cell>
          <table:table-cell table:style-name="ce14" office:value-type="string">
            <text:p>D12 V RATA 2015 SETT-OTT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5/09/2015</text:p>
          </table:table-cell>
          <table:table-cell table:style-name="ce5" office:value-type="string">
            <text:p>LEXTEL SPA</text:p>
          </table:table-cell>
          <table:table-cell table:style-name="ce5" office:value-type="string">
            <text:p>estinzione prestito lextel</text:p>
          </table:table-cell>
          <table:table-cell table:style-name="ce5" office:value-type="string">
            <text:p>4.736,95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7/07/2015</text:p>
          </table:table-cell>
          <table:table-cell table:style-name="ce5" office:value-type="string">
            <text:p>Condominio Via Namusa 108</text:p>
          </table:table-cell>
          <table:table-cell table:style-name="ce15" office:value-type="string">
            <text:p>D12 IV V E VI RATA ACQUA 2015</text:p>
          </table:table-cell>
          <table:table-cell table:style-name="ce5" office:value-type="float" office:value="163.5">
            <text:p>163,5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27/07/2015</text:p>
          </table:table-cell>
          <table:table-cell table:style-name="ce5" office:value-type="string">
            <text:p>Condominio Via Namusa 108</text:p>
          </table:table-cell>
          <table:table-cell table:style-name="ce14" office:value-type="string">
            <text:p>D12 IV rata 2015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4/07/2015</text:p>
          </table:table-cell>
          <table:table-cell table:style-name="ce5" office:value-type="string">
            <text:p>LEXTEL SPA</text:p>
          </table:table-cell>
          <table:table-cell table:style-name="ce5" office:value-type="string">
            <text:p>RESTITUZIONE PARZIALE PRESTITO LEXTEL</text:p>
          </table:table-cell>
          <table:table-cell table:style-name="ce5" office:value-type="string">
            <text:p>5.324,86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1/07/2015</text:p>
          </table:table-cell>
          <table:table-cell table:style-name="ce5" office:value-type="string">
            <text:p>Ditta Spagnoli Pietro</text:p>
          </table:table-cell>
          <table:table-cell table:style-name="ce5" office:value-type="string">
            <text:p>caparra soggiorno BB</text:p>
          </table:table-cell>
          <table:table-cell table:style-name="ce5" office:value-type="string">
            <text:p>10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/07/2015</text:p>
          </table:table-cell>
          <table:table-cell table:style-name="ce5" office:value-type="string">
            <text:p>Condominio Via Namusa 108</text:p>
          </table:table-cell>
          <table:table-cell table:style-name="ce5" office:value-type="string">
            <text:p>I-II-III RATA RISCALDAMENTO 2014-15 D12</text:p>
          </table:table-cell>
          <table:table-cell table:style-name="ce5" office:value-type="float" office:value="169">
            <text:p>169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8/06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LUDOVICA GRAZIANO GIUGNO 2015</text:p>
          </table:table-cell>
          <table:table-cell table:style-name="ce5" office:value-type="string">
            <text:p>385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8/06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LUCA GRAZIANO GIUGNO 2015</text:p>
          </table:table-cell>
          <table:table-cell table:style-name="ce5" office:value-type="string">
            <text:p>38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5/06/2015</text:p>
          </table:table-cell>
          <table:table-cell table:style-name="ce5" office:value-type="string">
            <text:p>Condominio Via Namusa 108</text:p>
          </table:table-cell>
          <table:table-cell table:style-name="ce5" office:value-type="string">
            <text:p>I-II-III RATA RISCALDAMENTO 2014-15 D12</text:p>
          </table:table-cell>
          <table:table-cell table:style-name="ce5" office:value-type="float" office:value="169">
            <text:p>169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14/05/2015</text:p>
          </table:table-cell>
          <table:table-cell table:style-name="ce5" office:value-type="string">
            <text:p>Condominio Via Namusa 108</text:p>
          </table:table-cell>
          <table:table-cell table:style-name="ce5" office:value-type="string">
            <text:p>I-II-III RATA RISCALDAMENTO 2014-15 D12</text:p>
          </table:table-cell>
          <table:table-cell table:style-name="ce5" office:value-type="float" office:value="169">
            <text:p>169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4/05/2015</text:p>
          </table:table-cell>
          <table:table-cell table:style-name="ce5" office:value-type="string">
            <text:p>Condominio Via Namusa 108</text:p>
          </table:table-cell>
          <table:table-cell table:style-name="ce14" office:value-type="string">
            <text:p>III RATA ORDINARIA 2015 D12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4/05/2015</text:p>
          </table:table-cell>
          <table:table-cell table:style-name="ce5" office:value-type="string">
            <text:p>Condominio Via Namusa 108</text:p>
          </table:table-cell>
          <table:table-cell table:style-name="ce15" office:value-type="string">
            <text:p>I-II-III RATA ACQUA 2015 D12</text:p>
          </table:table-cell>
          <table:table-cell table:style-name="ce5" office:value-type="float" office:value="85">
            <text:p>85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4/05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LUCA GRAZIANO MAGGIO 2015</text:p>
          </table:table-cell>
          <table:table-cell table:style-name="ce5" office:value-type="string">
            <text:p>38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4/05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LUDOVICA GRAZIANO MAGGIO 2015</text:p>
          </table:table-cell>
          <table:table-cell table:style-name="ce5" office:value-type="string">
            <text:p>385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0/04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APRILE 2015 LUDOVICA GRAZIANO</text:p>
          </table:table-cell>
          <table:table-cell table:style-name="ce5" office:value-type="string">
            <text:p>385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10/04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APRILE 2015 LUCA GRAZIANO</text:p>
          </table:table-cell>
          <table:table-cell table:style-name="ce5" office:value-type="string">
            <text:p>38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4/03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MARZO 2015 LUCA GRAZIANO</text:p>
          </table:table-cell>
          <table:table-cell table:style-name="ce5" office:value-type="string">
            <text:p>38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4/03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MARZO 2015 LUDOVICA GRAZIANO</text:p>
          </table:table-cell>
          <table:table-cell table:style-name="ce5" office:value-type="string">
            <text:p>385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>
          <table:table-cell table:style-name="ce2" office:value-type="string">
            <text:p>04/03/2015</text:p>
          </table:table-cell>
          <table:table-cell table:style-name="ce5" office:value-type="string">
            <text:p>CRISTIANO BINI</text:p>
          </table:table-cell>
          <table:table-cell table:style-name="ce14" office:value-type="string">
            <text:p>D12 II RATA 2015 MAR-APR</text:p>
          </table:table-cell>
          <table:table-cell table:style-name="ce5" office:value-type="float" office:value="52">
            <text:p>52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5/02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FEBBRAIO 2015 LUDOVICA GRAZIANO</text:p>
          </table:table-cell>
          <table:table-cell table:style-name="ce5" office:value-type="string">
            <text:p>385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5/02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FEBBRAIO 2015 LUCA GRAZIANO</text:p>
          </table:table-cell>
          <table:table-cell table:style-name="ce5" office:value-type="string">
            <text:p>38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3/02/2015</text:p>
          </table:table-cell>
          <table:table-cell table:style-name="ce5" office:value-type="string">
            <text:p>ing bank</text:p>
          </table:table-cell>
          <table:table-cell table:style-name="ce5" office:value-type="string">
            <text:p>rimborso parziale mutuo 70100456345</text:p>
          </table:table-cell>
          <table:table-cell table:style-name="ce5" office:value-type="string">
            <text:p>3.00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2" office:value-type="string">
            <text:p>05/01/2015</text:p>
          </table:table-cell>
          <table:table-cell table:style-name="ce5" office:value-type="string">
            <text:p>L'IMPRONTA 2010 SRL</text:p>
          </table:table-cell>
          <table:table-cell table:style-name="ce5" office:value-type="string">
            <text:p>RETTA GENNAIO 2015 LUCA GRAZIANO</text:p>
          </table:table-cell>
          <table:table-cell table:style-name="ce5" office:value-type="string">
            <text:p>380,00 €</text:p>
          </table:table-cell>
          <table:table-cell table:style-name="ce5"/>
          <table:table-cell table:style-name="ce17" office:value-type="string">
            <text:p>Eseguito</text:p>
          </table:table-cell>
          <table:table-cell table:number-columns-repeated="5"/>
        </table:table-row>
        <table:table-row table:style-name="ro1" table:visibility="filter">
          <table:table-cell table:style-name="ce3" office:value-type="string">
            <text:p>05/01/2015</text:p>
          </table:table-cell>
          <table:table-cell table:style-name="ce6" office:value-type="string">
            <text:p>L'IMPRONTA 2010 SRL</text:p>
          </table:table-cell>
          <table:table-cell table:style-name="ce6" office:value-type="string">
            <text:p>RETTA GENNAIO 2015 LUDOVICA GRAZIANO</text:p>
          </table:table-cell>
          <table:table-cell table:style-name="ce6" office:value-type="string">
            <text:p>385,00 €</text:p>
          </table:table-cell>
          <table:table-cell table:style-name="ce6"/>
          <table:table-cell table:style-name="ce18" office:value-type="string">
            <text:p>Eseguito</text:p>
          </table:table-cell>
          <table:table-cell table:number-columns-repeated="5"/>
        </table:table-row>
        <table:table-row table:style-name="ro1" table:visibility="filter" table:number-rows-repeated="1048469">
          <table:table-cell table:number-columns-repeated="11"/>
        </table:table-row>
        <table:table-row table:style-name="ro1" table:visibility="filter">
          <table:table-cell table:number-columns-repeated="11"/>
        </table:table-row>
        <table:named-expressions/>
      </table:table>
      <table:named-expressions>
        <table:named-range table:name="HTML_all" table:base-cell-address="$Foglio1.$A$1" table:cell-range-address=".$A$1:.$F$104"/>
        <table:named-expression table:name="HTML_tables" table:base-cell-address="$Foglio1.$A$1" table:expression="[.$A$#RIF!:.$A$#RIF!]"/>
        <table:named-expression table:name="HTML_1" table:base-cell-address="$Foglio1.$A$1" table:expression="[.$A$#RIF!:.$B$#RIF!]"/>
        <table:named-expression table:name="HTML_2" table:base-cell-address="$Foglio1.$A$1" table:expression="[.$A$#RIF!:.$E$#RIF!]"/>
        <table:named-range table:name="HTML_3" table:base-cell-address="$Foglio1.$A$1" table:cell-range-address=".$A$1:.$F$104"/>
      </table:named-expressions>
      <table:database-ranges>
        <table:database-range table:target-range-address="Foglio1.B1:Foglio1.B1048574">
          <table:filter>
            <table:filter-or>
              <table:filter-condition table:field-number="0" table:value="Condominio Via Namusa 108" table:operator="="/>
              <table:filter-condition table:field-number="0" table:value="CRISTIANO BINI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8/02/2018</text:date>, <text:time>23.06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23:05:58.85</dc:date>
    <dc:creator>Danilo Graziano</dc:creator>
    <meta:generator>OpenOffice/4.1.5$Win32 OpenOffice.org_project/415m1$Build-9789</meta:generator>
    <meta:editing-duration>PT30M18S</meta:editing-duration>
    <meta:editing-cycles>5</meta:editing-cycles>
    <meta:document-statistic meta:table-count="1" meta:cell-count="540" meta:object-count="0"/>
  </office:meta>
</office:document-meta>
</file>